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CWWXO+CMR12" svg:font-family="BCWWXO+CMR12"/>
    <style:font-face style:name="BRKQTT+CMTI10" svg:font-family="BRKQTT+CMTI10"/>
    <style:font-face style:name="Helvetica" svg:font-family="Helvetica"/>
    <style:font-face style:name="JURMTE+CMR17" svg:font-family="JURMTE+CMR17"/>
    <style:font-face style:name="KXDNGT+CMBX10" svg:font-family="KXDNGT+CMBX10"/>
    <style:font-face style:name="Lohit Hindi1" svg:font-family="'Lohit Hindi'"/>
    <style:font-face style:name="MCAAVA+CMBX12" svg:font-family="MCAAVA+CMBX12"/>
    <style:font-face style:name="QFHQRH+CMSY10" svg:font-family="QFHQRH+CMSY10"/>
    <style:font-face style:name="WEHZQG+CMR10" svg:font-family="WEHZQG+CMR10"/>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fo:color="#000000" style:font-name="JURMTE+CMR17" fo:font-size="10pt" style:font-name-asian="JURMTE+CMR17" style:font-size-asian="10pt" style:font-name-complex="JURMTE+CMR17" style:font-size-complex="10pt"/>
    </style:style>
    <style:style style:name="P2" style:family="paragraph" style:parent-style-name="Standard" style:list-style-name="">
      <style:paragraph-properties fo:text-align="start" style:justify-single-word="false" style:text-autospace="none"/>
      <style:text-properties fo:color="#000000" style:font-name="JURMTE+CMR17" fo:font-size="17pt" style:font-name-asian="JURMTE+CMR17" style:font-size-asian="17pt" style:font-name-complex="JURMTE+CMR17" style:font-size-complex="17pt"/>
    </style:style>
    <style:style style:name="P3" style:family="paragraph" style:parent-style-name="Standard" style:list-style-name="">
      <style:paragraph-properties fo:text-align="start" style:justify-single-word="false" style:text-autospace="none"/>
      <style:text-properties fo:color="#000000" style:font-name="BCWWXO+CMR12" fo:font-size="12pt" style:font-name-asian="BCWWXO+CMR12" style:font-size-asian="12pt" style:font-name-complex="BCWWXO+CMR12" style:font-size-complex="12pt"/>
    </style:style>
    <style:style style:name="P4" style:family="paragraph" style:parent-style-name="Standard" style:list-style-name="">
      <style:paragraph-properties fo:text-align="start" style:justify-single-word="false" style:text-autospace="none"/>
      <style:text-properties fo:color="#000000" style:font-name="WEHZQG+CMR10" fo:font-size="10pt" style:font-name-asian="WEHZQG+CMR10" style:font-size-asian="10pt" style:font-name-complex="WEHZQG+CMR10" style:font-size-complex="10pt"/>
    </style:style>
    <style:style style:name="P5" style:family="paragraph" style:parent-style-name="Standard" style:list-style-name="">
      <style:paragraph-properties fo:text-align="start" style:justify-single-word="false" style:text-autospace="none"/>
      <style:text-properties fo:color="#000000" style:font-name="MCAAVA+CMBX12" fo:font-size="14.5pt" style:font-name-asian="MCAAVA+CMBX12" style:font-size-asian="14.5pt" style:font-name-complex="MCAAVA+CMBX12" style:font-size-complex="14.5pt"/>
    </style:style>
    <style:style style:name="P6" style:family="paragraph" style:parent-style-name="Standard" style:list-style-name="">
      <style:paragraph-properties fo:text-align="start" style:justify-single-word="false" style:text-autospace="none"/>
      <style:text-properties fo:color="#000000" style:font-name="MCAAVA+CMBX12" fo:font-size="12pt" style:font-name-asian="MCAAVA+CMBX12" style:font-size-asian="12pt" style:font-name-complex="MCAAVA+CMBX12" style:font-size-complex="12pt"/>
    </style:style>
    <style:style style:name="P7" style:family="paragraph" style:parent-style-name="Standard" style:list-style-name="">
      <style:paragraph-properties fo:text-align="start" style:justify-single-word="false" style:text-autospace="none"/>
      <style:text-properties fo:color="#000000" style:font-name="KXDNGT+CMBX10" fo:font-size="10pt" style:font-name-asian="KXDNGT+CMBX10" style:font-size-asian="10pt" style:font-name-complex="KXDNGT+CMBX10" style:font-size-complex="10pt"/>
    </style:style>
    <style:style style:name="P8" style:family="paragraph" style:parent-style-name="Standard" style:list-style-name="">
      <style:paragraph-properties fo:text-align="start" style:justify-single-word="false" style:text-autospace="none"/>
    </style:style>
    <style:style style:name="P9" style:family="paragraph" style:parent-style-name="Standard" style:list-style-name="L1">
      <style:paragraph-properties style:text-autospace="none"/>
    </style:style>
    <style:style style:name="P10" style:family="paragraph" style:parent-style-name="Standard">
      <style:paragraph-properties style:text-autospace="none"/>
    </style:style>
    <style:style style:name="P11" style:family="paragraph" style:parent-style-name="Standard" style:list-style-name="">
      <style:paragraph-properties fo:text-align="start" style:justify-single-word="false" style:text-autospace="none"/>
      <style:text-properties fo:font-variant="normal" fo:text-transform="none" fo:color="#000000" style:font-name="WEHZQG+CMR10" fo:font-size="10pt" fo:letter-spacing="normal" fo:font-style="normal" fo:font-weight="normal" style:font-name-asian="WEHZQG+CMR10" style:font-size-asian="10pt" style:font-name-complex="WEHZQG+CMR10" style:font-size-complex="10pt"/>
    </style:style>
    <style:style style:name="T1" style:family="text">
      <style:text-properties fo:color="#0000ff" style:font-name="KXDNGT+CMBX10" style:font-name-asian="KXDNGT+CMBX10" style:font-name-complex="KXDNGT+CMBX10"/>
    </style:style>
    <style:style style:name="T2" style:family="text">
      <style:text-properties fo:color="#0000ff" style:font-name="WEHZQG+CMR10" style:font-name-asian="WEHZQG+CMR10" style:font-name-complex="WEHZQG+CMR10"/>
    </style:style>
    <style:style style:name="T3" style:family="text">
      <style:text-properties style:font-name="KXDNGT+CMBX10" style:font-name-asian="KXDNGT+CMBX10" style:font-name-complex="KXDNGT+CMBX10"/>
    </style:style>
    <style:style style:name="T4" style:family="text">
      <style:text-properties style:font-name="WEHZQG+CMR10" style:font-name-asian="WEHZQG+CMR10" style:font-name-complex="WEHZQG+CMR10"/>
    </style:style>
    <style:style style:name="T5" style:family="text">
      <style:text-properties style:font-name="QFHQRH+CMSY10" style:font-name-asian="QFHQRH+CMSY10" style:font-name-complex="QFHQRH+CMSY10"/>
    </style:style>
    <style:style style:name="T6" style:family="text">
      <style:text-properties style:font-name="BRKQTT+CMTI10" style:font-name-asian="BRKQTT+CMTI10" style:font-name-complex="BRKQTT+CMTI10"/>
    </style:style>
    <style:style style:name="T7" style:family="text">
      <style:text-properties fo:color="#000000" style:font-name="MCAAVA+CMBX12" fo:font-size="12pt" style:font-name-asian="MCAAVA+CMBX12" style:font-size-asian="12pt" style:font-name-complex="MCAAVA+CMBX12" style:font-size-complex="12pt"/>
    </style:style>
    <style:style style:name="T8" style:family="text">
      <style:text-properties fo:color="#000000" style:font-name="WEHZQG+CMR10" fo:font-size="10pt" style:font-name-asian="WEHZQG+CMR10" style:font-size-asian="10pt" style:font-name-complex="WEHZQG+CMR10" style:font-size-complex="10pt"/>
    </style:style>
    <style:style style:name="T9" style:family="text">
      <style:text-properties fo:font-variant="normal" fo:text-transform="none" fo:color="#000000" style:font-name="WEHZQG+CMR10" fo:font-size="10pt" fo:letter-spacing="normal" fo:font-style="normal" fo:font-weight="normal" style:font-name-asian="WEHZQG+CMR10" style:font-size-asian="10pt" style:font-name-complex="WEHZQG+CMR10"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etto di Basi di Dati 2015</text:p>
      <text:p text:style-name="P3">Davide Polonio, Alessandro Bari</text:p>
      <text:p text:style-name="P3">June 9, 2015</text:p>
      <text:p text:style-name="P4">1</text:p>
      <text:p text:style-name="P5">Contents</text:p>
      <text:p text:style-name="P1"><text:span text:style-name="T1">1 Progettazione Concettuale </text:span><text:span text:style-name="T3">3</text:span></text:p>
      <text:p text:style-name="P1"><text:span text:style-name="T2">1.1 Studio di fattibilita </text:span><text:span text:style-name="T4">. . . . . . . . . . . . . . . . . . . . . . . . . . . . . . . . . . . 3</text:span></text:p>
      <text:p text:style-name="P1"><text:span text:style-name="T2">1.2 Abstract </text:span><text:span text:style-name="T4">. . . . . . . . . . . . . . . . . . . . . . . . . . . . . . . . . . . . . . . . . 3</text:span></text:p>
      <text:p text:style-name="P1"><text:span text:style-name="T2">1.3 Raccolta e analisi dei requisiti </text:span><text:span text:style-name="T4">. . . . . . . . . . . . . . . . . . . . . . . . . . . . . 3</text:span></text:p>
      <text:p text:style-name="P1"><text:span text:style-name="T2">1.3.1 Analisi dei requisiti </text:span><text:span text:style-name="T4">. . . . . . . . . . . . . . . . . . . . . . . . . . . . . . . 3</text:span></text:p>
      <text:p text:style-name="P1"><text:span text:style-name="T2">1.3.2 Glossario dei termini </text:span><text:span text:style-name="T4">. . . . . . . . . . . . . . . . . . . . . . . . . . . . . . 4</text:span></text:p>
      <text:p text:style-name="P1"><text:span text:style-name="T2">1.3.3 Schema Concettuale </text:span><text:span text:style-name="T4">. . . . . . . . . . . . . . . . . . . . . . . . . . . . . . 4</text:span></text:p>
      <text:p text:style-name="P1"><text:span text:style-name="T2">1.3.4 Lista delle Relazioni </text:span><text:span text:style-name="T4">. . . . . . . . . . . . . . . . . . . . . . . . . . . . . . 6</text:span></text:p>
      <text:p text:style-name="P1"><text:span text:style-name="T2">1.4 Schema E-R (prima della ristrutturazione) </text:span><text:span text:style-name="T4">. . . . . . . . . . . . . . . . . . . . . . 8</text:span></text:p>
      <text:p text:style-name="P1"><text:span text:style-name="T2">1.5 Schema E-R (dopo la ristrutturazione) </text:span><text:span text:style-name="T4">. . . . . . . . . . . . . . . . . . . . . . . . 9</text:span></text:p>
      <text:p text:style-name="P4">2</text:p>
      <text:p text:style-name="P5">1 Progettazione Concettuale</text:p>
      <text:p text:style-name="P6">1.1 Studio di fattibilita</text:p>
      <text:p text:style-name="P1"><text:span text:style-name="T3">Priorita di realizzazione </text:span><text:span text:style-name="T4">Come priorita di realizzazione abbiamo deciso di implementare le</text:span></text:p>
      <text:p text:style-name="P4">seguenti feature:</text:p>
      <text:p text:style-name="P1"><text:span text:style-name="T5"> </text:span><text:span text:style-name="T4">Percentuale di sconto basata sul numero di acquisti effettuato da un acquirente iscritto al</text:span></text:p>
      <text:p text:style-name="P4">servizio.</text:p>
      <text:p text:style-name="P1"><text:span text:style-name="T5"> </text:span><text:span text:style-name="T4">Gestione degli ordini e delle fatture del negozio, oltre che degli scontrini e delle vendite</text:span></text:p>
      <text:p text:style-name="P4">effettuate riferite agli iscritti.</text:p>
      <text:p text:style-name="P1"><text:span text:style-name="T5"> </text:span><text:span text:style-name="T4">Gestione e organizzazione dei turni per i dipendenti.</text:span></text:p>
      <text:p text:style-name="P1"><text:span text:style-name="T5"> </text:span><text:span text:style-name="T4">Catalogazione prodotti in diverse categorie (a cui appartengono diverse percentuali di</text:span></text:p>
      <text:p text:style-name="P4">sconto).</text:p>
      <text:p text:style-name="P6">1.2 Abstract</text:p>
      <text:p text:style-name="P1"><text:span text:style-name="T3">Negozio "Linea Casa Bari" </text:span><text:span text:style-name="T4">Si vuole realizzare una base di dati per un negozio al dettaglio</text:span></text:p>
      <text:p text:style-name="P4">che vende oggetti per la casa, organizzati per categorie; esse sono gestite dai dipendenti in base</text:p>
      <text:p text:style-name="P4">ad una suddivisione per turni. Vogliamo inoltre tenere aggiornata la lista dei prodotti in base</text:p>
      <text:p text:style-name="P4">ai nuovi ordini ai fornitori attestati da fatture. Rigurado ai clienti iscritti al servizio sconti del</text:p>
      <text:p text:style-name="P4">negozio, vogliamo registrare gli acquisti eseguiti e calcolare la rispettiva percentuale di sconto</text:p>
      <text:p text:style-name="P4">raggiunta.</text:p>
      <text:p text:style-name="P6">1.3 Raccolta e analisi dei requisiti</text:p>
      <text:p text:style-name="P7">1.3.1 Analisi dei requisiti</text:p>
      <text:p text:style-name="P1"><text:span text:style-name="T4">Per i clienti </text:span><text:span text:style-name="T3">iscritti </text:span><text:span text:style-name="T4">identicati da un codice, vogliamo tenere conto dell'identita e dei suoi</text:span></text:p>
      <text:p text:style-name="P4">acquisti effettuati. </text:p>
      <text:p text:style-name="P1"><text:span text:style-name="T4">Ogni </text:span><text:span text:style-name="T3">prodotto </text:span><text:span text:style-name="T4">e identicato da un codice, vogliamo tenere conto delle informazioni base e</text:span></text:p>
      <text:p text:style-name="P1"><text:span text:style-name="T4">della quantita disponibile e catalogarlo in una delle cinque </text:span><text:span text:style-name="T3">categorie</text:span><text:span text:style-name="T4">, identicate come: porcel-</text:span></text:p>
      <text:p text:style-name="P4">lane, pentolame, liste nozze, tovaglie, tavola, paralumi. Ad ogni prodotto e associata una specifica che lo descrive accompagnando la descrizione da una foto </text:p>
      <text:p text:style-name="P1"><text:span text:style-name="T4">Ad ogni categoria sono associati dei possibili </text:span><text:span text:style-name="T3">sconti, per gli iscritti, </text:span><text:span text:style-name="T4">in base ad una distribuzione per livelli e con</text:span></text:p>
      <text:p text:style-name="P4">una relativa percentuale.</text:p>
      <text:p text:style-name="P4"/>
      <text:p text:style-name="P1"><text:span text:style-name="T4">I </text:span><text:span text:style-name="T3">dipendenti</text:span><text:span text:style-name="T4">, responsabili ognuno di una singola categoria, sono identicati da un codice e</text:span></text:p>
      <text:p text:style-name="P4">sono organizzati per turni.</text:p>
      <text:p text:style-name="P1"><text:span text:style-name="T4">Vogliamo tener conto degli ordini di merce ai </text:span><text:span text:style-name="T3">fornitori </text:span><text:span text:style-name="T4">con rispettive </text:span><text:span text:style-name="T3">fatture</text:span><text:span text:style-name="T4">.</text:span></text:p>
      <text:p text:style-name="P1"><text:span text:style-name="T4">Dei fornitori serve tener conto solamente del nome e delle informazioni base per una descrizione piu aprofondita delle fatture. <text:s/></text:span></text:p>
      <text:p text:style-name="P4">3</text:p>
      <text:p text:style-name="P7">1.3.2 Glossario dei termini</text:p>
      <text:p text:style-name="P7">Termine Descrizione Sinonimi Collegamenti</text:p>
      <text:p text:style-name="P4">Iscritto Compratore abituale iscritto a</text:p>
      <text:p text:style-name="P4">questa lista per avere diritto a</text:p>
      <text:p text:style-name="P4">sconti speciali. Puo essere un</text:p>
      <text:p text:style-name="P4">dipendente.</text:p>
      <text:p text:style-name="P4"><text:soft-page-break/>Cliente abituale. <text:s/>Scontrino</text:p>
      <text:p text:style-name="P4">Scontrino Scontrino attestante lo storico</text:p>
      <text:p text:style-name="P4">degli acquisti.</text:p>
      <text:p text:style-name="P4">Storico, acquisto Iscritto, Prodotto</text:p>
      <text:p text:style-name="P4">Categoria Sei insiemi di prodotti. Un</text:p>
      <text:p text:style-name="P4">prodotto puo appartenere ad</text:p>
      <text:p text:style-name="P4">un'unica categoria. Ogni cate-</text:p>
      <text:p text:style-name="P4">goria ha il suo univoco respon-</text:p>
      <text:p text:style-name="P4">sabile.</text:p>
      <text:p text:style-name="P4">Sconto, Dipendente,</text:p>
      <text:p text:style-name="P4">Prodotto.</text:p>
      <text:p text:style-name="P4">Sconto Spetta solamente al cliente is-</text:p>
      <text:p text:style-name="P4">critto. Per ogni categoria es-</text:p>
      <text:p text:style-name="P4">istono diversi livelli in base agli</text:p>
      <text:p text:style-name="P4">acquisti, a cui corrisponde una</text:p>
      <text:p text:style-name="P4">percentuale di sconto.</text:p>
      <text:p text:style-name="P4">Categoria.</text:p>
      <text:p text:style-name="P4">Dipendente Responsabile di una singola cat-</text:p>
      <text:p text:style-name="P4">egoria. Puo essere un cliente ma</text:p>
      <text:p text:style-name="P4">non un fornitore.</text:p>
      <text:p text:style-name="P4">Responsabile Categoria</text:p>
      <text:p text:style-name="P4">Prodotto Ogni prodotto puo appartenere</text:p>
      <text:p text:style-name="P4">ad una sola categoria.</text:p>
      <text:p text:style-name="P4">Oggetti, Prodotti</text:p>
      <text:p text:style-name="P4">ordinati o acquis-</text:p>
      <text:p text:style-name="P4">tati</text:p>
      <text:p text:style-name="P4">Categoria, Fattura,</text:p>
      <text:p text:style-name="P4">Scontrino</text:p>
      <text:p text:style-name="P4">Specifica ogni prodotto ha una specifica diversa. Descrizione Prodotto</text:p>
      <text:p text:style-name="P4">Fattura Piu unita di prodotto possono</text:p>
      <text:p text:style-name="P4">essere ordinate a fornitori di-</text:p>
      <text:p text:style-name="P4">versi. Modica il campo quantita</text:p>
      <text:p text:style-name="P4">disponibile di prodotto.</text:p>
      <text:p text:style-name="P4">Ordine Fornitore, Prodotto</text:p>
      <text:p text:style-name="P4">Fornitore Forniscono i prodotti attraverso</text:p>
      <text:p text:style-name="P4">gli ordini. Un fornitore non puo</text:p>
      <text:p text:style-name="P4">essere un cliente e puo fornire</text:p>
      <text:p text:style-name="P4">prodotti di diverse categorie</text:p>
      <text:p text:style-name="P4">Fattura</text:p>
      <text:p text:style-name="P7">1.3.3 Schema Concettuale</text:p>
      <text:p text:style-name="P7">Lista delle Entita</text:p>
      <text:p text:style-name="P1"><text:span text:style-name="T5"> </text:span><text:span text:style-name="T4">Dipendente: lista dei dipendenti del negozio.</text:span></text:p>
      <text:p text:style-name="P1"><text:span text:style-name="T3">{ </text:span><text:span text:style-name="T4">Codice dipendente (PK)</text:span></text:p>
      <text:p text:style-name="P1"><text:span text:style-name="T3">{ </text:span><text:span text:style-name="T4">Informazioni: dati anagraci e di recapito del dipendente</text:span></text:p>
      <text:p text:style-name="P1"><text:span text:style-name="T5"> </text:span><text:span text:style-name="T4">Nome</text:span></text:p>
      <text:p text:style-name="P1"><text:span text:style-name="T5"> </text:span><text:span text:style-name="T4">Cognome</text:span></text:p>
      <text:p text:style-name="P1"><text:span text:style-name="T5"> </text:span><text:span text:style-name="T4">Data di nascita</text:span></text:p>
      <text:p text:style-name="P1"><text:span text:style-name="T5"> </text:span><text:span text:style-name="T4">Codice Fiscale</text:span></text:p>
      <text:p text:style-name="P1"><text:span text:style-name="T5"> </text:span><text:span text:style-name="T4">Telefono</text:span></text:p>
      <text:p text:style-name="P1"><text:span text:style-name="T5"> </text:span><text:span text:style-name="T4">E-mail</text:span></text:p>
      <text:p text:style-name="P1"><text:span text:style-name="T3">{ </text:span><text:span text:style-name="T4">Indirizzo:</text:span></text:p>
      <text:p text:style-name="P4">4</text:p>
      <text:p text:style-name="P1"><text:span text:style-name="T5"> </text:span><text:span text:style-name="T4">Via</text:span></text:p>
      <text:p text:style-name="P1"><text:span text:style-name="T5"> </text:span><text:span text:style-name="T4">Numero</text:span></text:p>
      <text:p text:style-name="P1"><text:span text:style-name="T5"> </text:span><text:span text:style-name="T4">Citta</text:span></text:p>
      <text:p text:style-name="P1"><text:span text:style-name="T5"> </text:span><text:span text:style-name="T4">Categoria: insieme di prodotti</text:span></text:p>
      <text:p text:style-name="P1"><text:span text:style-name="T3">{ </text:span><text:span text:style-name="T4">Nome Categoria (PK)</text:span></text:p>
      <text:p text:style-name="P1"><text:span text:style-name="T5"> </text:span><text:span text:style-name="T4">Sconto: entita destinata a contenere tutti i gradi di sconto di tutte le categorie</text:span></text:p>
      <text:p text:style-name="P1"><text:span text:style-name="T3">{ </text:span><text:span text:style-name="T4">Livelli (PK)</text:span></text:p>
      <text:p text:style-name="P1"><text:span text:style-name="T3">{ </text:span><text:span text:style-name="T4">Tetto Max</text:span></text:p>
      <text:p text:style-name="P1"><text:span text:style-name="T5"> </text:span><text:span text:style-name="T4">Prodotto: lista di tutti i prodotti in vendita</text:span></text:p>
      <text:p text:style-name="P1"><text:span text:style-name="T3">{ </text:span><text:span text:style-name="T4">Codice Prodotto (PK)</text:span></text:p>
      <text:p text:style-name="P1"><text:soft-page-break/><text:span text:style-name="T3">{ </text:span><text:span text:style-name="T4">Quantita</text:span></text:p>
      <text:p text:style-name="P1"><text:span text:style-name="T3">{ </text:span><text:span text:style-name="T4">Percentuale iva</text:span></text:p>
      <text:p text:style-name="P1"><text:span text:style-name="T5"> </text:span><text:span text:style-name="T4">Specifica: descrizione base sul prodotto</text:span></text:p>
      <text:p text:style-name="P1"><text:span text:style-name="T3">{ </text:span><text:span text:style-name="T4">Nome (PK)</text:span></text:p>
      <text:p text:style-name="P1"><text:span text:style-name="T3">{ </text:span><text:span text:style-name="T4">Descrizione</text:span></text:p>
      <text:p text:style-name="P1"><text:span text:style-name="T3">{ </text:span><text:span text:style-name="T4">Foto</text:span></text:p>
      <text:p text:style-name="P1"><text:span text:style-name="T5"> </text:span><text:span text:style-name="T4">Fattura: contenente tutti gli attestati di avvenuto ordine per un certo numero di prodotti</text:span></text:p>
      <text:p text:style-name="P1"><text:span text:style-name="T3">{ </text:span><text:span text:style-name="T4">Codice Fattura (PK)</text:span></text:p>
      <text:p text:style-name="P1"><text:span text:style-name="T3">{ </text:span><text:span text:style-name="T4">Quantita</text:span></text:p>
      <text:p text:style-name="P1"><text:span text:style-name="T3">{ </text:span><text:span text:style-name="T4">Data</text:span></text:p>
      <text:p text:style-name="P1"><text:span text:style-name="T5"> </text:span><text:span text:style-name="T4">Fornitore: lista di tutti i venditori da cui il negozio acquista i prodotti</text:span></text:p>
      <text:p text:style-name="P1"><text:span text:style-name="T3">{ </text:span><text:span text:style-name="T4">Nome (PK)</text:span></text:p>
      <text:p text:style-name="P1"><text:span text:style-name="T3">{ </text:span><text:span text:style-name="T4">Contatto</text:span></text:p>
      <text:p text:style-name="P1"><text:span text:style-name="T5"> </text:span><text:span text:style-name="T4">Fax</text:span></text:p>
      <text:p text:style-name="P1"><text:span text:style-name="T5"> </text:span><text:span text:style-name="T4">Telefono</text:span></text:p>
      <text:p text:style-name="P1"><text:span text:style-name="T5"> </text:span><text:span text:style-name="T4">E-mail</text:span></text:p>
      <text:p text:style-name="P1"><text:span text:style-name="T3">{ </text:span><text:span text:style-name="T4">Indirizzo:</text:span></text:p>
      <text:p text:style-name="P1"><text:span text:style-name="T5"> </text:span><text:span text:style-name="T4">Via</text:span></text:p>
      <text:p text:style-name="P1"><text:span text:style-name="T5"> </text:span><text:span text:style-name="T4">Provincia</text:span></text:p>
      <text:p text:style-name="P4">5</text:p>
      <text:p text:style-name="P1"><text:span text:style-name="T5"> </text:span><text:span text:style-name="T4">Citta</text:span></text:p>
      <text:p text:style-name="P4">Di cui sono presenti le seguienti generalizzazioni:</text:p>
      <text:p text:style-name="P1"><text:span text:style-name="T3">{ </text:span><text:span text:style-name="T4">Artigiano: Fornisce prodotti fatti a mano</text:span></text:p>
      <text:p text:style-name="P1"><text:span text:style-name="T3">{ </text:span><text:span text:style-name="T4">Grossista: Fornisce prodotti all'ingrosso</text:span></text:p>
      <text:p text:style-name="P1"><text:span text:style-name="T5"> </text:span><text:span text:style-name="T4">Scontrino: registro di tutti le vendite effettuate dai clienti iscritti</text:span></text:p>
      <text:p text:style-name="P1"><text:span text:style-name="T3">{ </text:span><text:span text:style-name="T4">Codice Scontrino (PK)</text:span></text:p>
      <text:p text:style-name="P1"><text:span text:style-name="T3">{ </text:span><text:span text:style-name="T4">Data (PK)</text:span></text:p>
      <text:p text:style-name="P1"><text:span text:style-name="T3">{ </text:span><text:span text:style-name="T4">Quantita</text:span></text:p>
      <text:p text:style-name="P1"><text:span text:style-name="T5"> </text:span><text:span text:style-name="T4">Cliente: lista dei clienti, di cui abbiamo creato la seguente generalizzazione parziale:</text:span></text:p>
      <text:p text:style-name="P1"><text:span text:style-name="T3">{ </text:span><text:span text:style-name="T4">Iscritto: clienti iscritti</text:span></text:p>
      <text:p text:style-name="P1"><text:span text:style-name="T5"> </text:span><text:span text:style-name="T4">Codice Iscritto (PK)</text:span></text:p>
      <text:p text:style-name="P1"><text:span text:style-name="T5"> </text:span><text:span text:style-name="T4">Indirizzo:</text:span></text:p>
      <text:p text:style-name="P1"><text:span text:style-name="T5"> </text:span><text:span text:style-name="T4">Via</text:span></text:p>
      <text:p text:style-name="P1"><text:span text:style-name="T5"> </text:span><text:span text:style-name="T4">Provincia</text:span></text:p>
      <text:p text:style-name="P1"><text:span text:style-name="T5"> </text:span><text:span text:style-name="T4">Citta</text:span></text:p>
      <text:p text:style-name="P1"><text:span text:style-name="T5"> </text:span><text:span text:style-name="T4">Contatto</text:span></text:p>
      <text:p text:style-name="P1"><text:span text:style-name="T5"> </text:span><text:span text:style-name="T4">Fax</text:span></text:p>
      <text:p text:style-name="P1"><text:span text:style-name="T5"> </text:span><text:span text:style-name="T4">Telefono</text:span></text:p>
      <text:p text:style-name="P1"><text:span text:style-name="T5"> </text:span><text:span text:style-name="T4">E-mail</text:span></text:p>
      <text:p text:style-name="P1"><text:span text:style-name="T5"> </text:span><text:span text:style-name="T4">Identita</text:span></text:p>
      <text:p text:style-name="P1"><text:span text:style-name="T5"> </text:span><text:span text:style-name="T4">Nome</text:span></text:p>
      <text:p text:style-name="P1"><text:span text:style-name="T5"> </text:span><text:span text:style-name="T4">Cognome</text:span></text:p>
      <text:p text:style-name="P7">1.3.4 Lista delle Relazioni</text:p>
      <text:p text:style-name="P1"><text:span text:style-name="T5"> </text:span><text:span text:style-name="T4">Responsabile: relazione tra Dipendente-Categoria.</text:span></text:p>
      <text:p text:style-name="P1"><text:span text:style-name="T3">{ </text:span><text:span text:style-name="T4">Presenza di due attributi:</text:span></text:p>
      <text:p text:style-name="P1"><text:span text:style-name="T5"> </text:span><text:span text:style-name="T4">Turno</text:span></text:p>
      <text:p text:style-name="P1"><text:span text:style-name="T5"> </text:span><text:span text:style-name="T4">Data di inizio</text:span></text:p>
      <text:p text:style-name="P4">La cardinalita e (1,1) in quanto ogni dipendente e responsabile solamente di una</text:p>
      <text:p text:style-name="P4">categoria e vi lavora in una determinata data e in un rispettivo turno.</text:p>
      <text:p text:style-name="P1"><text:span text:style-name="T5"> </text:span><text:span text:style-name="T4">Scaglioni: relazione tra Categoria-Sconto. E una cardinalita (0,N) da Categoria </text:span><text:span text:style-name="T5">! </text:span><text:span text:style-name="T4">Sconto,</text:span></text:p>
      <text:p text:style-name="P1"><text:span text:style-name="T4">mentre la cardinalita risulta essere (1,N) da Sconto </text:span><text:span text:style-name="T5">! </text:span><text:span text:style-name="T4">Categoria.</text:span></text:p>
      <text:p text:style-name="P4">Ogni Categoria presenta dei diversi scaglioni di sconti in base al livello di acquisto.</text:p>
      <text:p text:style-name="P1"><text:span text:style-name="T5"> </text:span><text:span text:style-name="T4">Appartenenza: relazione tra Categoria-Prodotto. Da Prodotto </text:span><text:span text:style-name="T5">! </text:span><text:span text:style-name="T4">Categoria abbiamo im-</text:span></text:p>
      <text:p text:style-name="P4">posto una cardinalita di tipo (1,1) in quanto un Prodotto deve appartenere a una ed una</text:p>
      <text:p text:style-name="P4">sola Categoria.</text:p>
      <text:p text:style-name="P1"><text:span text:style-name="T4">La cardinalita e (0,N) da Categoria </text:span><text:span text:style-name="T5">! </text:span><text:span text:style-name="T4">Prodotto in quanto una nuova categoria puo non</text:span></text:p>
      <text:p text:style-name="P4">contenere prodotti.</text:p>
      <text:p text:style-name="P1"><text:span text:style-name="T4">Si prenda l'esempio della Categoria </text:span><text:span text:style-name="T6">Liste Nozze</text:span><text:span text:style-name="T4">: quando il negozio non sta svolgendo</text:span></text:p>
      <text:p text:style-name="P1"><text:span text:style-name="T4">nessuna attivita per matrimoni la categoria </text:span><text:span text:style-name="T6">Lista Nozze </text:span><text:span text:style-name="T4">risultera essere vuota.</text:span></text:p>
      <text:p text:style-name="P4">6</text:p>
      <text:p text:style-name="P1"><text:span text:style-name="T5"> </text:span><text:span text:style-name="T4">Denito: relazione tra Prodotto-Specica. La cardinalita tra Prodotto e Specica e (1,1)</text:span></text:p>
      <text:p text:style-name="P4">in quanto ogni prodotto ha una singola specica.</text:p>
      <text:p text:style-name="P1"><text:soft-page-break/><text:span text:style-name="T5"> </text:span><text:span text:style-name="T4">Registrato: relazione tra Fattura-Prodotto. Da Prodotto </text:span><text:span text:style-name="T5">! </text:span><text:span text:style-name="T4">Fattura abbiamo una relazione</text:span></text:p>
      <text:p text:style-name="P4">di tipo (1,N) in quanto un prodotto deve risultare registrato in una fattura.</text:p>
      <text:p text:style-name="P1"><text:span text:style-name="T4">Da Fattura </text:span><text:span text:style-name="T5">! </text:span><text:span text:style-name="T4">Prodotto la cardinalita e (1,N) perche una fattura per essere emessa deve</text:span></text:p>
      <text:p text:style-name="P4">contenere uno o piu prodotti</text:p>
      <text:p text:style-name="P1"><text:span text:style-name="T5"> </text:span><text:span text:style-name="T4">Emesso: relazione tra Fattura-Fornitore. Da fattura a fornitore la cardinalita e (1,1): una</text:span></text:p>
      <text:p text:style-name="P4">fattura puo essere solamente emessa da un singolo fornitore.</text:p>
      <text:p text:style-name="P1"><text:span text:style-name="T4">Da Fornitore </text:span><text:span text:style-name="T5">! </text:span><text:span text:style-name="T4">a Fattura e (1,N) in quanto viene memorizzato solamente un fornitore che</text:span></text:p>
      <text:p text:style-name="P4">abbia almeno emesso una o piu fatture al negozio.</text:p>
      <text:p text:style-name="P1"><text:span text:style-name="T5"> </text:span><text:span text:style-name="T4">Certica: relazione tra Prodotto-Scontrino. Ha cardinalita (0,N) in Prodotto </text:span><text:span text:style-name="T5">! </text:span><text:span text:style-name="T4">Scontrino</text:span></text:p>
      <text:p text:style-name="P1"><text:span text:style-name="T4">siccome un prodotto puo esser stato acquistato da zero a piu volte, invece da Scontrino </text:span><text:span text:style-name="T5">!</text:span></text:p>
      <text:p text:style-name="P4">Prodotto vi e una cardinalita (1,N), uno scontrino infatti certica almeno un prodotto.</text:p>
      <text:p text:style-name="P1"><text:span text:style-name="T5"> </text:span><text:span text:style-name="T4">Ottiene: relazione tra Scontrino-Cliente. In Scontrino </text:span><text:span text:style-name="T5">! </text:span><text:span text:style-name="T4">Cliente vi e una relazione (1,1) in</text:span></text:p>
      <text:p text:style-name="P1"><text:span text:style-name="T4">quanto uno scontrino si riferisce ad un singolo acquirente, mentre tra Cliente </text:span><text:span text:style-name="T5">! </text:span><text:span text:style-name="T4">Scontrino</text:span></text:p>
      <text:p text:style-name="P4">vi e una relazione (1,N) ne consegue che un cliente puo fare molti acquisti. Un cliente per</text:p>
      <text:p text:style-name="P4">essere denito tale deve almeno aver compiuto un acquisto.</text:p>
      <text:p text:style-name="P4">7</text:p>
      <text:p text:style-name="P6">1.4 Schema E-R (prima della ristrutturazione)</text:p>
      <text:list xml:id="list240312752" text:style-name="L1">
        <text:list-item>
          <text:list>
            <text:list-item>
              <text:p text:style-name="P9"><text:span text:style-name="T7">Schema E-R (dopo la ristrutturazione)</text:span></text:p>
            </text:list-item>
          </text:list>
        </text:list-item>
      </text:list>
      <text:p text:style-name="P10"><text:span text:style-name="T7">ristrutturazione</text:span></text:p>
      <text:p text:style-name="P8"><text:span text:style-name="T8">Nell'attributo composto informazione di dipendente abbiamo notato la ridondanza tra nome, cognome, data di nascita con codice fiscale, ma abbiamo deciso di mantenere questi campi inquanto ricavarci questi dati risulterebbe essere oneroso ed inoltre non sempre potrebbe essere corretto (vedasi omocodia). Sempre s</text:span><text:span text:style-name="T9">u dipendente abbiamo deciso di tenere l'indirizzo principale di abitazione e un solo recapito.</text:span></text:p>
      <text:p text:style-name="P8"><text:span text:style-name="T9"/></text:p>
      <text:p text:style-name="P8"><text:span text:style-name="T9">Abbiamo deciso di non accorpare DIPENDENTE in CATEGORIA in quanto, accedendo a CATEGORIA, non sempre vogliamo accedere agli attributi di DIPENDENTE; rendendo il tutto più modulare e velocizzando le query che usano solamente gli attributi di categoria.</text:span></text:p>
      <text:p text:style-name="P11"/>
      <text:p text:style-name="P11">L'entità SPECIFICA e la relazione DEFINITO sono stati rimossi in quanto le relazioni più frequenti su PRODOTTO richiedono i dati relativi ad esso (come nome e descrizione) e vogliamo quindi risparmiare gli accessi necessari per risalire a questi dati attraverso l'associazione che li lega.</text:p>
      <text:p text:style-name="P11"/>
      <text:p text:style-name="P11">Su prodotto abbiamo lasciato l'attributo quantità in quanto, al crescere del numero di scontrini e fatture, calcolare il numero di un determinato prodotto sarebbe diventato troppo oneroso dal punto di vista computazionale, quindi abbiamo deciso di lasciare questa rindondanza.</text:p>
      <text:p text:style-name="P11"/>
      <text:p text:style-name="P11">Su fornitore e stata tolta la generalizzazione <text:s/>totale, in quanto la differenza tra le produzioni di un artigiano e di un grossista non sono richieste nell'analisi dei requesiti.</text:p>
      <text:p text:style-name="P11"/>
      <text:p text:style-name="P11">Per quanto riguarda gli iscritti abbiamo deciso di voler conoscere solo un contatto ed un indirizzo principale. Anche qui la generalizzazione e stata tolta, inquanto nell'analisi dei requisiti veniva imposto che gli sconti fossero riferiti solamente ai clienti iscrit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CWWXO+CMR12" svg:font-family="BCWWXO+CMR12"/>
    <style:font-face style:name="BRKQTT+CMTI10" svg:font-family="BRKQTT+CMTI10"/>
    <style:font-face style:name="Helvetica" svg:font-family="Helvetica"/>
    <style:font-face style:name="JURMTE+CMR17" svg:font-family="JURMTE+CMR17"/>
    <style:font-face style:name="KXDNGT+CMBX10" svg:font-family="KXDNGT+CMBX10"/>
    <style:font-face style:name="Lohit Hindi1" svg:font-family="'Lohit Hindi'"/>
    <style:font-face style:name="MCAAVA+CMBX12" svg:font-family="MCAAVA+CMBX12"/>
    <style:font-face style:name="QFHQRH+CMSY10" svg:font-family="QFHQRH+CMSY10"/>
    <style:font-face style:name="WEHZQG+CMR10" svg:font-family="WEHZQG+CMR10"/>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I [IN2]</meta:initial-creator>
    <meta:creation-date>2015-06-15T11:41:12</meta:creation-date>
    <dc:date>2015-06-15T12:44:40</dc:date>
    <dc:creator>BARI [IN2]</dc:creator>
    <meta:editing-duration>PT1H2M46S</meta:editing-duration>
    <meta:editing-cycles>2</meta:editing-cycles>
    <meta:generator>LibreOffice/3.5$Linux_X86_64 LibreOffice_project/350m1$Build-2</meta:generator>
    <meta:document-statistic meta:table-count="0" meta:image-count="0" meta:object-count="0" meta:page-count="4" meta:paragraph-count="203" meta:word-count="1804" meta:character-count="9694" meta:non-whitespace-character-count="8172"/>
  </office:meta>
</office:document-meta>
</file>